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00000002263B9CE3EFA6074A1.png" manifest:media-type="image/png"/>
  <manifest:file-entry manifest:full-path="Pictures/10000000000002F00000003D7B72A2E032451D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notes">
      <style:graphic-properties draw:fill-color="#ffffff" draw:auto-grow-height="true" fo:min-height="13.364cm"/>
    </style:style>
    <style:style style:name="pr3" style:family="presentation" style:parent-style-name="Classy_5f_Red1-title">
      <style:graphic-properties draw:auto-grow-height="true" fo:min-height="2.629cm"/>
    </style:style>
    <style:style style:name="pr4" style:family="presentation" style:parent-style-name="Classy_5f_Red1-outline1">
      <style:graphic-properties fo:min-height="7.969cm"/>
    </style:style>
    <style:style style:name="pr5" style:family="presentation" style:parent-style-name="Classy_5f_Red1-notes">
      <style:graphic-properties draw:fill-color="#ffffff" draw:auto-grow-height="true" fo:min-height="13.364cm"/>
    </style:style>
    <style:style style:name="pr6" style:family="presentation" style:parent-style-name="Classy_5f_Red1-title">
      <style:graphic-properties fo:min-height="2.629cm"/>
    </style:style>
    <style:style style:name="pr7" style:family="presentation" style:parent-style-name="Classy_5f_Red1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Challenger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3" draw:layer="layout" svg:width="25.199cm" svg:height="2.629cm" svg:x="1.4cm" svg:y="1.571cm" presentation:class="title">
          <draw:text-box>
            <text:p>Agenda</text:p>
          </draw:text-box>
        </draw:frame>
        <draw:frame presentation:style-name="pr4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Projekt Idee/Ziel</text:p>
              </text:list-item>
              <text:list-item>
                <text:p>Technologien</text:p>
              </text:list-item>
              <text:list-item>
                <text:p>Aktuelle Life-Demo</text:p>
              </text:list-item>
              <text:list-item>
                <text:p>Ausblic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Projekt-Idee</text:p>
          </draw:text-box>
        </draw:frame>
        <draw:frame presentation:style-name="pr4" draw:layer="layout" svg:width="25.199cm" svg:height="8.219cm" svg:x="1.4cm" svg:y="4.6cm" presentation:class="outline">
          <draw:text-box>
            <text:list text:style-name="L2">
              <text:list-item>
                <text:p>App für Challenges</text:p>
              </text:list-item>
              <text:list-item>
                <text:p>Challenges in Hochsprung, Weitsprung, Drehungssprung</text:p>
              </text:list-item>
              <text:list-item>
                <text:p>Rangliste für alle Teilnehm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 presentation:user-transformed="true">
          <draw:text-box>
            <text:p>Android-Studio</text:p>
          </draw:text-box>
        </draw:frame>
        <draw:frame presentation:style-name="pr4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 presentation:user-transformed="true">
          <draw:text-box>
            <text:p>Android-SDK</text:p>
          </draw:text-box>
        </draw:frame>
        <draw:frame presentation:style-name="pr4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 presentation:user-transformed="true">
          <draw:text-box>
            <text:p>Datenbank (Hochverfügbar?)</text:p>
          </draw:text-box>
        </draw:frame>
        <draw:frame presentation:style-name="pr4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Datenbank zum speichern von Daten.</text:p>
              </text:list-item>
              <text:list-item>
                <text:p>Technologie hier noch unklar.</text:p>
              </text:list-item>
              <text:list-item>
                <text:p>Datenbank-Schema noch unklar. 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 presentation:user-transformed="true">
          <draw:text-box>
            <text:p>Life-Dem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Ausblick</text:p>
          </draw:text-box>
        </draw:frame>
        <draw:frame presentation:style-name="pr4" draw:layer="layout" svg:width="25.199cm" svg:height="8.219cm" svg:x="1.4cm" svg:y="4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Foliennumm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4T10:42:19.197995790</meta:creation-date>
    <meta:editing-duration>PT41M53S</meta:editing-duration>
    <meta:editing-cycles>12</meta:editing-cycles>
    <meta:generator>LibreOffice/6.0.3.2$Linux_X86_64 LibreOffice_project/00m0$Build-2</meta:generator>
    <dc:title>Classy Red</dc:title>
    <dc:date>2018-05-04T11:24:18.309806922</dc:date>
    <meta:document-statistic meta:object-count="67"/>
  </office:meta>
</office:document-meta>
</file>